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/>
    </style:style>
    <style:style style:name="P2" style:family="paragraph" style:parent-style-name="Heading_20_3">
      <style:paragraph-properties fo:text-align="start" style:justify-single-word="false"/>
      <style:text-properties style:font-name="Liberation Serif"/>
    </style:style>
    <style:style style:name="P3" style:family="paragraph" style:parent-style-name="Heading_20_3">
      <style:paragraph-properties fo:text-align="center" style:justify-single-word="false"/>
      <style:text-properties style:font-name="Liberation Serif" fo:font-size="18pt" style:font-size-asian="18pt" style:font-size-complex="18pt"/>
    </style:style>
    <style:style style:name="P4" style:family="paragraph" style:parent-style-name="Heading_20_3">
      <style:paragraph-properties fo:text-align="start" style:justify-single-word="false"/>
      <style:text-properties fo:color="#000000" style:font-name="Liberation Serif" fo:font-size="14pt" fo:font-weight="bold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6" style:family="paragraph" style:parent-style-name="Heading_20_3">
      <style:paragraph-properties fo:text-align="start" style:justify-single-word="false"/>
      <style:text-properties style:font-name="Liberation Serif"/>
    </style:style>
    <style:style style:name="P7" style:family="paragraph" style:parent-style-name="Text_20_body" style:list-style-name="L1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fo:color="#000000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P8" style:family="paragraph" style:parent-style-name="Text_20_body" style:list-style-name="L1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9" style:family="paragraph" style:parent-style-name="Text_20_body" style:list-style-name="L1">
      <style:paragraph-properties fo:margin-left="0cm" fo:margin-right="0cm" fo:margin-top="0cm" fo:margin-bottom="0cm" fo:text-indent="0cm" style:auto-text-indent="false" fo:padding="0cm" fo:border="none"/>
    </style:style>
    <style:style style:name="P10" style:family="paragraph" style:parent-style-name="Text_20_body" style:list-style-name="L1">
      <style:paragraph-properties fo:margin-left="0cm" fo:margin-right="0cm" fo:margin-top="0cm" fo:margin-bottom="0cm" fo:text-indent="0cm" style:auto-text-indent="false" fo:padding="0cm" fo:border="none"/>
      <style:text-properties style:font-name="Liberation Serif"/>
    </style:style>
    <style:style style:name="T1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fo:font-size="12pt" fo:letter-spacing="normal" fo:font-style="normal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fo:font-size="12pt" fo:letter-spacing="normal" fo:font-style="normal" fo:font-weight="bold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000000" fo:font-size="14pt" fo:letter-spacing="normal" fo:font-style="normal" fo:font-weight="bold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fo:font-size="14pt" fo:letter-spacing="normal" fo:font-style="normal" fo:font-weight="normal" style:font-size-asian="14pt" style:font-weight-asian="normal" style:font-size-complex="14pt" style:font-weight-complex="normal"/>
    </style:style>
    <style:style style:name="T9" style:family="text">
      <style:text-properties fo:font-variant="normal" fo:text-transform="none" fo:letter-spacing="normal" fo:font-style="normal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font-size="12pt" fo:letter-spacing="normal" fo:font-style="normal" fo:font-weight="normal" style:font-size-asian="12pt" style:font-weight-asian="normal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color="#333333"/>
    </style:style>
    <style:style style:name="T15" style:family="text">
      <style:text-properties fo:color="#ff3333"/>
    </style:style>
    <style:style style:name="T16" style:family="text">
      <style:text-properties fo:color="#000000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<text:bookmark text:name="section-104.2"/>104.2 Maintain the integrity of filesystems</text:h>
      <text:h text:style-name="P2" text:outline-level="3"><text:span text:style-name="T12"><text:line-break/><text:line-break/></text:span><text:span text:style-name="T6">Maintain a standard filesystem or journaling filesystem. Tasks include verifying the integrity of filesystems, monitoring free space and inodes, and repairing simple filesystem problems.<text:line-break/></text:span></text:h>
      <text:h text:style-name="P2" text:outline-level="3"><text:span text:style-name="T6">Filesystem = big data structures<text:line-break/></text:span><text:span text:style-name="T5">If a system crashes or loses power, it would not be easy to unmount it in a clean way, and also, it would dangerous to continue working with it in such a state. To check a filesystem, its better for it to be unmounted first.<text:line-break/>Inode = contains info about a file (owner, last access, size, type, read, write etc …)</text:span></text:h>
      <text:p text:style-name="P5">Superblock = each unix and linux FS have superblock to describe FS metadata</text:p>
      <text:h text:style-name="P4" text:outline-level="3"><text:span text:style-name="T9">du<text:line-break/></text:span><text:span text:style-name="T10">estimates file space usage<text:line-break/>du -hs . = gives size of home dir, summarizes it as a human readable format<text:line-break/></text:span><text:span text:style-name="T10">du -shc /usr/* : lists size of each folder in /usr/</text:span><text:span text:style-name="T9"><text:line-break/><text:line-break/>df<text:line-break/></text:span><text:span text:style-name="T10">displays info about mounted filesystems</text:span></text:h>
      <text:p text:style-name="P5">Check fs type : df -T</text:p>
      <text:list xml:id="list557463761" text:style-name="L1">
        <text:list-header>
          <text:p text:style-name="P7">fsck</text:p>
          <text:p text:style-name="P9"><text:span text:style-name="T1">tool for checking filesystems (errors, corrupted data etc ...)<text:line-break/>list : ls -l /sbin/fsck*<text:line-break/>find same programme : </text:span><text:span text:style-name="Strong_20_Emphasis"><text:span text:style-name="T3">find /sbin -samefile /sbin/e2fsck</text:span></text:span></text:p>
          <text:p text:style-name="P9"><text:span text:style-name="Strong_20_Emphasis"><text:span text:style-name="T2">find fs UUID with blkid : </text:span></text:span><text:span text:style-name="Strong_20_Emphasis"><text:span text:style-name="T3">blkid /dev/sda7</text:span></text:span></text:p>
          <text:p text:style-name="P9"><text:span text:style-name="Strong_20_Emphasis"><text:span text:style-name="T2">then check : </text:span></text:span><text:span text:style-name="Strong_20_Emphasis"><text:span text:style-name="T3">fsck /dev/sda7<text:line-break/>fsck -N /dev/sda1 = automatically detects the check type to do<text:line-break/>-A : checked all filsystems marked as checked in /etc/fstab</text:span></text:span><text:span text:style-name="T4"><text:line-break/></text:span></text:p>
          <text:p text:style-name="P7">e2fsck</text:p>
          <text:p text:style-name="P7"><text:span text:style-name="T11">checks filesystems, original programme for fsck.extX files<text:line-break/></text:span><text:line-break/>mke2fs<text:line-break/><text:span text:style-name="T11">creates ext filesystems, original programme for mk2fs.extX files</text:span></text:p>
          <text:p text:style-name="P7"><text:line-break/>debugfs<text:line-break/><text:span text:style-name="T11">interactive fs debugger<text:line-break/>regroups tune2fs and dumpe2fs + usual directories/files manipulation commands</text:span></text:p>
          <text:p text:style-name="P7"/>
          <text:p text:style-name="P7">dumpe2fs<text:line-break/><text:span text:style-name="T11">print superblock and block group descriptor info about ext2 and ext3 fs<text:line-break/>learning more about current FS<text:line-break/>dumpe2fs /dev/sda</text:span></text:p>
          <text:p text:style-name="P7"><text:soft-page-break/><text:line-break/>tune2fs</text:p>
          <text:p text:style-name="P10"><text:span text:style-name="T5">gives info about filesystem and change settings given by dump2fs<text:line-break/>tune2fs -j /dev/sda1 : adds journaling for sda1, if ext2 then converted into ext3<text:line-break/>-L : change volume label<text:line-break/></text:span><text:span text:style-name="T7"><text:line-break/>xfs tools</text:span><text:span text:style-name="T6"><text:line-break/></text:span><text:span text:style-name="T5">xfs_info /dev/sda8 = check info for xfs FS (similar to dumpe2fs)<text:line-break/>xfs_check = check and repair xfs FS<text:line-break/>same as xfs_repair<text:line-break/>xfs_growfs = expands FXS FS</text:span></text:p>
          <text:p text:style-name="P8">xfs_admin = change settings of XFS FS</text:p>
          <text:p text:style-name="P10"><text:span text:style-name="T5">xfs_db = examine or debug XFS FS (same as debugfs)<text:line-break/><text:line-break/></text:span><text:span text:style-name="T7">badblocks<text:line-break/></text:span><text:span text:style-name="T5">checks for badblocks on a FS</text:span><text:span text:style-name="T6"><text:line-break/><text:line-break/></text:span><text:span text:style-name="T7">Objectives</text:span><text:span text:style-name="T6"><text:line-break/></text:span><text:span text:style-name="T5">Verify the integrity of filesystems.<text:line-break/>Monitor free space and inodes.<text:line-break/>Repair simple filesystem problems.<text:line-break/></text:span><text:span text:style-name="T6"><text:line-break/></text:span><text:span text:style-name="T7">Todo<text:line-break/></text:span><text:span text:style-name="T5">Train on useless FS</text:span><text:span text:style-name="T7"><text:line-break/><text:line-break/>Sources</text:span></text:p>
        </text:list-header>
      </text:list>
      <text:p text:style-name="P1"><text:line-break/><text:span text:style-name="T13">Questions</text:span></text:p>
      <text:p text:style-name="P1"/>
      <text:p text:style-name="P1">1. Which of the following options is used with fsck to force it to use a particular filesystem </text:p>
      <text:p text:style-name="P1">type? </text:p>
      <text:p text:style-name="P1">A. -A </text:p>
      <text:p text:style-name="P1">B. -N </text:p>
      <text:p text:style-name="P1">C. <text:span text:style-name="T15">-t </text:span></text:p>
      <text:p text:style-name="P1">D. -C </text:p>
      <text:p text:style-name="P1">E.<text:span text:style-name="T15"> </text:span><text:span text:style-name="T16">-f </text:span><text:line-break/><text:line-break/>2. Which of the following pieces of information can df not report? </text:p>
      <text:p text:style-name="P1">A. <text:span text:style-name="T15">How long the filesystem has been mounted </text:span></text:p>
      <text:p text:style-name="P1">B. The number of inodes used on an ext3fs partition </text:p>
      <text:p text:style-name="P1">C. The filesystem type of a partition </text:p>
      <text:p text:style-name="P1">D. The percentage of available disk space used on a partition </text:p>
      <text:p text:style-name="P1">E. The mount point associated with a filesystem </text:p>
      <text:p text:style-name="P1"/>
      <text:p text:style-name="P1">3. What is an advantage of a journaling filesystem over a conventional (non-journaling) </text:p>
      <text:p text:style-name="P1">filesystem? </text:p>
      <text:p text:style-name="P1">A. Journaling filesystems are older and better tested than non-journaling filesystems. </text:p>
      <text:p text:style-name="P1">B. Journaling filesystems never need to have their filesystems checked with fsck. </text:p>
      <text:p text:style-name="P1">C. Journaling filesystems support Linux ownership and permissions; non-journaling </text:p>
      <text:p text:style-name="P1"><text:s text:c="2"/>filesystems don’t. </text:p>
      <text:p text:style-name="P1">D. <text:span text:style-name="T15">Journaling filesystems require shorter disk checks after a power failure or system crash. </text:span></text:p>
      <text:p text:style-name="P1"><text:soft-page-break/>E. Journaling filesystems record all transactions, enabling them to be undon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4-07-28T12:08:59</meta:creation-date>
    <dc:date>2014-09-04T19:17:07</dc:date>
    <dc:creator>David </dc:creator>
    <meta:editing-duration>PT1H34M3S</meta:editing-duration>
    <meta:editing-cycles>73</meta:editing-cycles>
    <meta:generator>LibreOffice/3.5$Linux_X86_64 LibreOffice_project/350m1$Build-2</meta:generator>
    <meta:document-statistic meta:table-count="0" meta:image-count="0" meta:object-count="0" meta:page-count="3" meta:paragraph-count="39" meta:word-count="534" meta:character-count="3213" meta:non-whitespace-character-count="2692"/>
  </office:meta>
</office:document-meta>
</file>